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A30000021C7B23D32479469591.png" manifest:media-type="image/png"/>
  <manifest:file-entry manifest:full-path="Pictures/10000201000002D00000022016E62BE1612546E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Open Sans Light" svg:font-family="'Open Sans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80000" draw:opacity="100%" draw:shadow="hidden"/>
    </style:style>
    <style:style style:name="gr2" style:family="graphic" style:parent-style-name="standard">
      <style:graphic-properties draw:stroke="none" draw:fill="solid" draw:fill-color="#a80000" draw:textarea-vertical-align="middle" fo:min-height="43.244cm" fo:min-width="2.54cm" fo:padding-top="0.254cm" fo:padding-bottom="0.254cm" fo:padding-left="0.102cm" fo:padding-right="0.102cm"/>
    </style:style>
    <style:style style:name="gr3" style:family="graphic" style:parent-style-name="standard">
      <style:graphic-properties draw:stroke="none" draw:fill="solid" draw:fill-color="#000000" draw:opacity="100%" draw:shadow="hidden"/>
    </style:style>
    <style:style style:name="gr4" style:family="graphic" style:parent-style-name="standard">
      <style:graphic-properties draw:stroke="none" draw:fill="none" fo:min-height="2.304cm" fo:min-width="2.54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 draw:shadow="hidden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a80000" draw:opacity="100%"/>
    </style:style>
    <style:style style:name="P2" style:family="paragraph">
      <style:paragraph-properties fo:text-align="justify"/>
    </style:style>
    <style:style style:name="P3" style:family="paragraph">
      <loext:graphic-properties draw:fill="solid" draw:fill-color="#a80000"/>
      <style:paragraph-properties fo:text-align="justify"/>
    </style:style>
    <style:style style:name="P4" style:family="paragraph">
      <loext:graphic-properties draw:fill="solid" draw:fill-color="#000000" draw:opacity="100%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style:font-name="Franklin Gothic Book" fo:font-size="24pt" style:font-name-asian="Franklin Gothic Book" style:font-size-asian="24pt" style:font-name-complex="Franklin Gothic Book" style:font-size-complex="24pt"/>
    </style:style>
    <style:style style:name="T2" style:family="text">
      <style:text-properties fo:color="#ffffff" style:font-name="Open Sans Light" fo:font-size="48pt" style:font-name-asian="Open Sans Light" style:font-size-asian="48pt" style:font-name-complex="Open Sans Ligh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25.4cm" svg:height="43.752cm" svg:x="2.54cm" svg:y="1.332cm" svg:viewBox="0 0 25401 43753" draw:points="0,0 25401,0 25401,43753 0,43753">
            <text:p/>
          </draw:polygon>
          <draw:frame draw:style-name="gr2" draw:text-style-name="P3" draw:layer="layout" svg:width="25.4cm" svg:height="43.752cm" svg:x="2.54cm" svg:y="1.332cm">
            <draw:text-box>
              <text:p text:style-name="P2"><text:span text:style-name="T1"><text:s/></text:span></text:p>
            </draw:text-box>
          </draw:frame>
        </draw:g>
        <draw:g>
          <draw:polygon draw:style-name="gr3" draw:text-style-name="P4" draw:layer="layout" svg:width="25.4cm" svg:height="2.024cm" svg:x="2.54cm" svg:y="1.332cm" svg:viewBox="0 0 25401 2025" draw:points="0,0 25401,0 25401,2025 0,2025">
            <text:p/>
          </draw:polygon>
          <draw:frame draw:style-name="gr4" draw:text-style-name="P6" draw:layer="layout" svg:width="25.4cm" svg:height="2.508cm" svg:x="2.54cm" svg:y="1.332cm">
            <draw:text-box>
              <text:p text:style-name="P5"><text:span text:style-name="T2">DATA </text:span></text:p>
            </draw:text-box>
          </draw:frame>
        </draw:g>
        <draw:line draw:style-name="gr5" draw:text-style-name="P6" draw:layer="layout" svg:x1="29.117cm" svg:y1="1.038cm" svg:x2="29.117cm" svg:y2="45.023cm">
          <text:p/>
        </draw:line>
        <draw:frame draw:style-name="gr6" draw:text-style-name="P7" draw:layer="layout" svg:width="24.541cm" svg:height="18.542cm" svg:x="3.054cm" svg:y="4.983cm">
          <draw:image xlink:href="Pictures/10000201000002D00000022016E62BE1612546E6.png" xlink:type="simple" xlink:show="embed" xlink:actuate="onLoad">
            <text:p/>
          </draw:image>
        </draw:frame>
        <draw:frame draw:style-name="gr6" draw:text-style-name="P7" draw:layer="layout" svg:width="24.257cm" svg:height="19.407cm" svg:x="3.175cm" svg:y="23.93cm">
          <draw:image xlink:href="Pictures/10000201000002A30000021C7B23D3247946959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Open Sans Light" svg:font-family="'Open Sans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5T19:55:10.807305000</dc:date>
    <meta:creation-date>2017-03-09T21:40:42Z</meta:creation-date>
    <meta:initial-creator>Mihir Kulkarni</meta:initial-creator>
    <meta:generator>LibreOffice/5.3.0.3$MacOSX_X86_64 LibreOffice_project/7074905676c47b82bbcfbea1aeefc84afe1c50e1</meta:generator>
    <meta:editing-duration>PT3M24S</meta:editing-duration>
    <meta:editing-cycles>2</meta:editing-cycles>
    <meta:document-statistic meta:object-count="9"/>
  </office:meta>
</office:document-meta>
</file>